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b9efa" officeooo:paragraph-rsid="001b9efa" style:font-size-asian="17.5pt" style:font-size-complex="20pt"/>
    </style:style>
    <style:style style:name="P2" style:family="paragraph" style:parent-style-name="Standard">
      <style:text-properties fo:font-size="20pt" officeooo:rsid="001b9efa" officeooo:paragraph-rsid="001bc2a4" style:font-size-asian="17.5pt" style:font-size-complex="20pt"/>
    </style:style>
    <style:style style:name="P3" style:family="paragraph" style:parent-style-name="Standard">
      <style:text-properties fo:font-size="20pt" officeooo:rsid="001bc2a4" officeooo:paragraph-rsid="001bc2a4" style:font-size-asian="17.5pt" style:font-size-complex="20pt"/>
    </style:style>
    <style:style style:name="P4" style:family="paragraph" style:parent-style-name="Standard">
      <style:text-properties fo:font-size="20pt" officeooo:rsid="001b9efa" officeooo:paragraph-rsid="001bc2a4" style:font-size-asian="17.5pt" style:font-size-complex="20pt"/>
    </style:style>
    <style:style style:name="P5" style:family="paragraph" style:parent-style-name="Standard">
      <style:text-properties fo:font-size="20pt" officeooo:rsid="001ebc56" officeooo:paragraph-rsid="001ebc56" style:font-size-asian="17.5pt" style:font-size-complex="20pt"/>
    </style:style>
    <style:style style:name="T1" style:family="text">
      <style:text-properties officeooo:rsid="001bc2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trail</text:p>
      <text:p text:style-name="P2"><text:tab/>-trailtable<text:span text:style-name="T1">1</text:span>-<text:span text:style-name="T1">credentials(usernames,passwords) of sellers</text:span></text:p>
      <text:p text:style-name="P3"><text:tab/>-trailtable2-credentials of owners</text:p>
      <text:p text:style-name="P2"><text:tab/>-<text:span text:style-name="T1">trailtable3-data of products</text:span></text:p>
      <text:p text:style-name="P2"><text:tab/>-<text:span text:style-name="T1">trailtable4-temporary relation(table) for storing <text:tab/><text:tab/><text:tab/> <text:s text:c="18"/>individual</text:span> <text:span text:style-name="T1">buying items details for <text:tab/><text:tab/> <text:s text:c="2"/><text:tab/> <text:s text:c="18"/>total price calculation</text:span></text:p>
      <text:p text:style-name="P2"/>
      <text:p text:style-name="P5">details.php-used to display details of product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8T22:17:27.754129526</meta:creation-date>
    <dc:date>2021-12-02T22:42:30.896757464</dc:date>
    <meta:editing-duration>PT55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28" meta:character-count="332" meta:non-whitespace-character-count="258"/>
  </office:meta>
</office:document-meta>
</file>